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Heading_20_1">
      <style:paragraph-properties fo:margin-top="0.2in" fo:margin-bottom="0in" style:contextual-spacing="false"/>
      <style:text-properties style:font-name="Liberation Sans"/>
    </style:style>
    <style:style style:name="P4" style:family="paragraph" style:parent-style-name="Heading_20_1">
      <style:paragraph-properties fo:margin-top="0.2in" fo:margin-bottom="0.0598in" style:contextual-spacing="false"/>
      <style:text-properties style:font-name="Liberation Sans"/>
    </style:style>
    <style:style style:name="P5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6" style:family="paragraph" style:parent-style-name="Heading_20_2">
      <style:paragraph-properties fo:margin-left="0in" fo:margin-right="-0.3126in" fo:margin-top="0.1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7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19aab3" style:font-size-asian="12pt" style:font-size-complex="12pt"/>
    </style:style>
    <style:style style:name="P8" style:family="paragraph" style:parent-style-name="Heading_20_2">
      <style:paragraph-properties fo:margin-left="0in" fo:margin-right="-0.3126in" fo:margin-top="0.1402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c56f4" style:font-size-asian="12pt" style:font-size-complex="12pt"/>
    </style:style>
    <style:style style:name="P9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0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margin-left="0in" fo:margin-right="-0.3126in" fo:margin-top="0.1in" fo:margin-bottom="0.1402in" style:contextual-spacing="false" fo:line-height="120%" fo:text-indent="0in" style:auto-text-indent="false" fo:padding="0in" fo:border="none"/>
      <style:text-properties style:font-name="Liberation Sans" fo:font-size="12pt" officeooo:paragraph-rsid="00292b68" style:font-size-asian="12pt" style:font-size-complex="12pt"/>
    </style:style>
    <style:style style:name="P12" style:family="paragraph" style:parent-style-name="Standard">
      <style:paragraph-properties fo:margin-left="0in" fo:margin-right="-0.3126in" fo:text-indent="0in" style:auto-text-indent="false"/>
      <style:text-properties style:font-name="Liberation Sans" fo:font-size="12pt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-0.8752in" fo:margin-top="0in" fo:margin-bottom="0in" style:contextual-spacing="false" fo:line-height="130%" fo:orphans="0" fo:widows="0" fo:text-indent="0in" style:auto-text-indent="false" style:page-number="auto" fo:background-color="transparent"/>
      <style:text-properties style:font-name="Liberation Sans" fo:font-size="12pt" style:font-size-asian="12pt" style:font-size-complex="12pt"/>
    </style:style>
    <style:style style:name="P14" style:family="paragraph" style:parent-style-name="Heading_20_2">
      <style:paragraph-properties fo:margin-left="0in" fo:margin-right="-0.3126in" fo:margin-top="0.1in" fo:margin-bottom="0in" style:contextual-spacing="false" fo:keep-together="auto" fo:text-indent="0in" style:auto-text-indent="false" fo:keep-with-next="auto"/>
      <style:text-properties style:font-name="Liberation Sans" fo:font-size="12pt" officeooo:paragraph-rsid="002055cd" style:font-size-asian="12pt" style:font-size-complex="12pt"/>
    </style:style>
    <style:style style:name="P15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055cd" style:font-size-asian="11pt" style:font-size-complex="11pt"/>
    </style:style>
    <style:style style:name="P16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a6890" style:font-size-asian="11pt" style:font-size-complex="11pt"/>
    </style:style>
    <style:style style:name="P17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c56f4" style:font-size-asian="11pt" style:font-size-complex="11pt"/>
    </style:style>
    <style:style style:name="P18" style:family="paragraph" style:parent-style-name="Heading_20_1">
      <style:paragraph-properties fo:margin-top="0.2in" fo:margin-bottom="0in" style:contextual-spacing="false"/>
      <style:text-properties style:font-name="Liberation Sans" officeooo:paragraph-rsid="002fc051"/>
    </style:style>
    <style:style style:name="P19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9aab3" officeooo:paragraph-rsid="001a6890" style:font-size-asian="12pt" style:font-style-asian="normal" style:font-weight-asian="normal" style:font-size-complex="12pt" style:font-style-complex="normal"/>
    </style:style>
    <style:style style:name="P20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a6890" officeooo:paragraph-rsid="002c56f4" style:font-size-asian="12pt" style:font-style-asian="normal" style:font-weight-asian="normal" style:font-size-complex="12pt" style:font-style-complex="normal"/>
    </style:style>
    <style:style style:name="P21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2c56f4" officeooo:paragraph-rsid="002c56f4" style:font-size-asian="12pt" style:font-style-asian="normal" style:font-weight-asian="normal" style:font-size-complex="12pt" style:font-style-complex="normal"/>
    </style:style>
    <style:style style:name="P22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/>
      <style:text-properties fo:color="#666666" loext:opacity="100%" style:font-name="Liberation Sans" fo:font-size="11pt" style:font-size-asian="11pt" style:font-size-complex="11pt"/>
    </style:style>
    <style:style style:name="P23" style:family="paragraph" style:parent-style-name="Heading_20_1">
      <style:paragraph-properties fo:margin-top="0.2in" fo:margin-bottom="0in" style:contextual-spacing="false"/>
      <style:text-properties fo:color="#00ab44" loext:opacity="100%" style:font-name="Liberation Sans" fo:font-size="14pt" fo:font-weight="bold" style:font-name-asian="Proxima Nova1" style:font-size-asian="14pt" style:font-weight-asian="bold" style:font-name-complex="Proxima Nova1" style:font-size-complex="14pt"/>
    </style:style>
    <style:style style:name="P24" style:family="paragraph" style:parent-style-name="Standard">
      <style:paragraph-properties fo:margin-left="0in" fo:margin-right="-0.3126in" fo:margin-top="0.0398in" fo:margin-bottom="0.0398in" style:contextual-spacing="false" fo:line-height="100%" fo:text-indent="0in" style:auto-text-indent="false" fo:padding="0in" fo:border="none"/>
      <style:text-properties fo:color="#434343" loext:opacity="100%" style:font-name="Liberation Sans" fo:font-size="12pt" officeooo:paragraph-rsid="002fc051" style:font-size-asian="12pt" style:font-size-complex="12pt"/>
    </style:style>
    <style:style style:name="P25" style:family="paragraph" style:parent-style-name="Title" style:master-page-name="Standard">
      <style:paragraph-properties style:page-number="1"/>
      <style:text-properties style:font-name="Liberation Sans"/>
    </style:style>
    <style:style style:name="P26" style:family="paragraph" style:parent-style-name="Standard" style:list-style-name="WWNum3">
      <style:paragraph-properties fo:margin-left="0in" fo:margin-right="-0.3126in" fo:margin-top="0.0098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27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officeooo:paragraph-rsid="00208e34" style:font-size-asian="12pt" style:font-size-complex="12pt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-asian="Proxima Nova1" style:font-name-complex="Proxima Nova1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italic" fo:font-weight="normal" style:font-style-asian="italic" style:font-weight-asian="normal"/>
    </style:style>
    <style:style style:name="T5" style:family="text">
      <style:text-properties fo:color="#666666" loext:opacity="100%" fo:font-style="italic" fo:font-weight="normal" style:font-name-asian="Proxima Nova1" style:font-style-asian="italic" style:font-weight-asian="normal" style:font-name-complex="Proxima Nova1"/>
    </style:style>
    <style:style style:name="T6" style:family="text">
      <style:text-properties fo:color="#666666" loext:opacity="100%" fo:font-style="italic" fo:font-weight="normal" officeooo:rsid="0019aab3" style:font-name-asian="Proxima Nova1" style:font-style-asian="italic" style:font-weight-asian="normal" style:font-name-complex="Proxima Nova1"/>
    </style:style>
    <style:style style:name="T7" style:family="text">
      <style:text-properties fo:color="#666666" loext:opacity="100%" fo:font-style="italic" fo:font-weight="normal" officeooo:rsid="002055cd" style:font-name-asian="Proxima Nova1" style:font-style-asian="italic" style:font-weight-asian="normal" style:font-name-complex="Proxima Nova1"/>
    </style:style>
    <style:style style:name="T8" style:family="text">
      <style:text-properties fo:color="#666666" loext:opacity="100%" fo:font-style="italic" fo:font-weight="normal" officeooo:rsid="00248809" style:font-name-asian="Proxima Nova1" style:font-style-asian="italic" style:font-weight-asian="normal" style:font-name-complex="Proxima Nova1"/>
    </style:style>
    <style:style style:name="T9" style:family="text">
      <style:text-properties fo:color="#666666" loext:opacity="100%" officeooo:rsid="001a6890"/>
    </style:style>
    <style:style style:name="T10" style:family="text">
      <style:text-properties fo:color="#666666" loext:opacity="100%" officeooo:rsid="0019aab3"/>
    </style:style>
    <style:style style:name="T11" style:family="text">
      <style:text-properties fo:color="#666666" loext:opacity="100%" style:font-name-asian="Proxima Nova1" style:font-name-complex="Proxima Nova1"/>
    </style:style>
    <style:style style:name="T12" style:family="text">
      <style:text-properties fo:color="#666666" loext:opacity="100%" officeooo:rsid="001a6890" style:font-name-asian="Proxima Nova1" style:font-name-complex="Proxima Nova1"/>
    </style:style>
    <style:style style:name="T13" style:family="text">
      <style:text-properties fo:color="#666666" loext:opacity="100%" officeooo:rsid="0027ddd2" style:font-name-asian="Proxima Nova1" style:font-name-complex="Proxima Nova1"/>
    </style:style>
    <style:style style:name="T14" style:family="text">
      <style:text-properties fo:color="#666666" loext:opacity="100%" officeooo:rsid="002c56f4" style:font-name-asian="Proxima Nova1" style:font-name-complex="Proxima Nova1"/>
    </style:style>
    <style:style style:name="T15" style:family="text">
      <style:text-properties fo:color="#666666" loext:opacity="100%" officeooo:rsid="002c56f4"/>
    </style:style>
    <style:style style:name="T16" style:family="text">
      <style:text-properties fo:color="#666666" loext:opacity="100%" fo:font-weight="normal" style:font-weight-asian="normal" style:font-weight-complex="normal"/>
    </style:style>
    <style:style style:name="T17" style:family="text">
      <style:text-properties fo:color="#353744" loext:opacity="100%" fo:font-weight="bold" style:font-weight-asian="bold"/>
    </style:style>
    <style:style style:name="T18" style:family="text">
      <style:text-properties fo:color="#353744" loext:opacity="100%" fo:font-weight="bold" officeooo:rsid="002055cd" style:font-weight-asian="bold"/>
    </style:style>
    <style:style style:name="T19" style:family="text">
      <style:text-properties fo:color="#353744" loext:opacity="100%" fo:font-weight="bold" officeooo:rsid="0027ddd2" style:font-weight-asian="bold"/>
    </style:style>
    <style:style style:name="T20" style:family="text">
      <style:text-properties fo:color="#353744" loext:opacity="100%" fo:font-style="normal" fo:font-weight="bold" officeooo:rsid="001a6890" style:font-name-asian="Proxima Nova1" style:font-style-asian="normal" style:font-weight-asian="bold" style:font-name-complex="Proxima Nova1" style:font-style-complex="normal"/>
    </style:style>
    <style:style style:name="T21" style:family="text">
      <style:text-properties fo:color="#353744" loext:opacity="100%" fo:font-style="normal" fo:font-weight="bold" officeooo:rsid="0019aab3" style:font-name-asian="Proxima Nova1" style:font-style-asian="normal" style:font-weight-asian="bold" style:font-name-complex="Proxima Nova1" style:font-style-complex="normal"/>
    </style:style>
    <style:style style:name="T22" style:family="text">
      <style:text-properties fo:color="#353744" loext:opacity="100%" fo:font-style="normal" fo:font-weight="bold" officeooo:rsid="002c56f4" style:font-name-asian="Proxima Nova1" style:font-style-asian="normal" style:font-weight-asian="bold" style:font-name-complex="Proxima Nova1" style:font-style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1184d3"/>
    </style:style>
    <style:style style:name="T25" style:family="text">
      <style:text-properties officeooo:rsid="0019aab3"/>
    </style:style>
    <style:style style:name="T26" style:family="text">
      <style:text-properties fo:color="#000000" loext:opacity="100%" fo:font-style="normal" fo:font-weight="normal" style:font-style-asian="normal" style:font-weight-asian="normal" style:font-style-complex="normal"/>
    </style:style>
    <style:style style:name="T27" style:family="text">
      <style:text-properties fo:color="#000000" loext:opacity="100%" fo:font-style="normal" fo:font-weight="normal" officeooo:rsid="00103ef5" style:font-style-asian="normal" style:font-weight-asian="normal" style:font-style-complex="normal"/>
    </style:style>
    <style:style style:name="T28" style:family="text">
      <style:text-properties officeooo:rsid="001de3b4"/>
    </style:style>
    <style:style style:name="T29" style:family="text">
      <style:text-properties officeooo:rsid="002055cd"/>
    </style:style>
    <style:style style:name="T30" style:family="text">
      <style:text-properties officeooo:rsid="0020776e"/>
    </style:style>
    <style:style style:name="T31" style:family="text">
      <style:text-properties officeooo:rsid="00208e34"/>
    </style:style>
    <style:style style:name="T32" style:family="text">
      <style:text-properties officeooo:rsid="0024238e"/>
    </style:style>
    <style:style style:name="T33" style:family="text">
      <style:text-properties officeooo:rsid="0027ddd2"/>
    </style:style>
    <style:style style:name="T34" style:family="text">
      <style:text-properties officeooo:rsid="00292b68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fc051"/>
    </style:style>
    <style:style style:name="T37" style:family="text">
      <style:text-properties officeooo:rsid="00328472"/>
    </style:style>
    <style:style style:name="T38" style:family="text">
      <style:text-properties officeooo:rsid="00338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5x0d5h95i329"/>Luke Ogburn</text:p>
      <text:p text:style-name="P9"><text:span text:style-name="T2">(</text:span><text:span text:style-name="T1">804</text:span><text:span text:style-name="T2">) </text:span><text:span text:style-name="T1">912-5784</text:span></text:p>
      <text:p text:style-name="P9"><text:span text:style-name="T1">ogburnjl@dukes.jmu</text:span><text:span text:style-name="T2">.</text:span><text:span text:style-name="T1">edu</text:span></text:p>
      <text:p text:style-name="P24">lukeogburn.com</text:p>
      <text:p text:style-name="P18"><text:bookmark text:name="_pwnp1k6vsbh1"/>EDUCATION</text:p>
      <text:p text:style-name="P14"><text:bookmark text:name="_jpv9v4b642w5"/>James Madison University<text:span text:style-name="T35"> </text:span><text:span text:style-name="T16">-</text:span><text:span text:style-name="T4"> </text:span><text:span text:style-name="T7">Harriso</text:span><text:span text:style-name="T8">nb</text:span><text:span text:style-name="T7">urg</text:span><text:span text:style-name="T4">, VA</text:span></text:p>
      <text:p text:style-name="P22"><text:span text:style-name="T30">3.</text:span><text:span text:style-name="T37">3</text:span><text:span text:style-name="T30"> GPA · </text:span>MAY 2023</text:p>
      <text:p text:style-name="P12">Bachelor of Science in Computer Science</text:p>
      <text:p text:style-name="P23"><text:bookmark text:name="_5sh58lh512k2"/>EXPERIENCE</text:p>
      <text:p text:style-name="P6"><text:span text:style-name="T22">Case Consulting Internship</text:span><text:span text:style-name="T5"> - </text:span><text:span text:style-name="T6">Software Developer</text:span></text:p>
      <text:p text:style-name="P15"><text:span text:style-name="T9">MAY</text:span><text:span text:style-name="T10"> </text:span><text:span text:style-name="T15">2022</text:span><text:span text:style-name="T3"> –</text:span><text:span text:style-name="T11"> </text:span><text:span text:style-name="T12">AUG </text:span><text:span text:style-name="T14">2022</text:span></text:p>
      <text:p text:style-name="P21">Worked as a team to improve and extend the functionality of an internal application using Vue.js, <text:span text:style-name="T38">Node.js</text:span>, and AWS</text:p>
      <text:p text:style-name="P8"><text:span text:style-name="T21">SCC Applications Inter</text:span><text:span text:style-name="T20">nship</text:span><text:span text:style-name="T5"> - </text:span><text:span text:style-name="T6">Software Developer</text:span></text:p>
      <text:p text:style-name="P17"><text:span text:style-name="T9">MAY</text:span><text:span text:style-name="T10"> 2021</text:span><text:span text:style-name="T3"> –</text:span><text:span text:style-name="T11"> </text:span><text:span text:style-name="T12">AUG 2021</text:span></text:p>
      <text:p text:style-name="P20"><text:span text:style-name="T25">Developed</text:span> the front and back ends of web applications for the Virginia State Corporation Commission using Vue.js and C#</text:p>
      <text:p text:style-name="P5"><text:span text:style-name="T20">JMU </text:span><text:span text:style-name="T21">4-VA Sad</text:span><text:span text:style-name="T20">d</text:span><text:span text:style-name="T21">le Project</text:span><text:span text:style-name="T5"> - </text:span><text:span text:style-name="T6">Software Developer</text:span></text:p>
      <text:p text:style-name="P16"><text:span text:style-name="T10">JAN 2021</text:span><text:span text:style-name="T3"> –</text:span><text:span text:style-name="T11"> </text:span><text:span text:style-name="T13">DEC </text:span><text:span text:style-name="T12">2021</text:span></text:p>
      <text:p text:style-name="P19"><text:span text:style-name="T33">Designed and implemented</text:span> software to record and encrypt video for secure storage on an environmental data collection drone</text:p>
      <text:p text:style-name="P5">VCU Internship<text:span text:style-name="T5"> - </text:span><text:span text:style-name="T4">Web Developer</text:span></text:p>
      <text:p text:style-name="P15"><text:span text:style-name="T3">JUNE 2017 –</text:span><text:span text:style-name="T11"> </text:span><text:span text:style-name="T3">AUG 2017</text:span></text:p>
      <text:p text:style-name="P7"><text:span text:style-name="T27">Collaborated with a team to w</text:span><text:span text:style-name="T26">ork with database</text:span><text:span text:style-name="T27">s</text:span><text:span text:style-name="T26"> to build a website displaying and managing information</text:span></text:p>
      <text:p text:style-name="P3"><text:bookmark text:name="_3hy8rkwzatey"/>PROJECTS</text:p>
      <text:p text:style-name="P11"><text:span text:style-name="T17">URL </text:span><text:span text:style-name="T18">Shortener</text:span><text:span text:style-name="T23"> –</text:span> Uses a database to keep track of shortened URLs and allows users to be redirected to a longer <text:span text:style-name="T29">URL</text:span> (visit <text:span text:style-name="T32">https://</text:span>lukeo.link)</text:p>
      <text:p text:style-name="P10"><text:span text:style-name="T19">IB Site</text:span><text:span text:style-name="T23"> –</text:span> <text:span text:style-name="T33">A fully developed social media site for high school students. </text:span><text:span text:style-name="T34">Developed from scratch and includes full moderation tools</text:span></text:p>
      <text:p text:style-name="P4"><text:bookmark text:name="_2la81hx5ckg"/>SKILLS</text:p>
      <text:list xml:id="list3182489512" text:style-name="WWNum3">
        <text:list-header>
          <text:p text:style-name="P26"><text:span text:style-name="T23">Fluent</text:span>: <text:span text:style-name="T36">Vue, </text:span>HTML, CSS<text:span text:style-name="T28">, Javascript</text:span><text:span text:style-name="T36">, </text:span><text:span text:style-name="T31">Python</text:span></text:p>
          <text:p text:style-name="P27"><text:span text:style-name="T23">Proficient</text:span>: <text:span text:style-name="T25">Ubuntu</text:span> servers, MySQL,<text:span text:style-name="T24"> </text:span><text:span text:style-name="T31">C, C#, </text:span><text:span text:style-name="T36">Java</text:span></text:p>
        </text:list-header>
      </text:list>
      <text:p text:style-name="P13"><text:span text:style-name="T23">Developing</text:span>: <text:span text:style-name="T36">Docker, AW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​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11T21:59:59.278571546</dc:date>
    <meta:editing-duration>PT4H44M52S</meta:editing-duration>
    <meta:editing-cycles>30</meta:editing-cycles>
    <meta:document-statistic meta:table-count="0" meta:image-count="0" meta:object-count="0" meta:page-count="1" meta:paragraph-count="28" meta:word-count="200" meta:character-count="1279" meta:non-whitespace-character-count="1103"/>
  </office:meta>
</office:document-meta>
</file>